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15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15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2" draw:name="Title 1" svg:x="0.75in" svg:y="2.32986in" svg:width="8.5in" svg:height="1.60764in" presentation:class="title" presentation:placeholder="false">
          <draw:text-box>
            <text:p text:style-name="a361" text:class-names="" text:cond-style-name=""><text:span text:style-name="a357" text:class-names="">Лекция 7</text:span><text:span text:style-name="a358" text:class-names=""><text:line-break/></text:span><text:span text:style-name="a359" text:class-names="">Юридическа отговорност</text:span><text:span text:style-name="a360" text:class-names=""><text:line-break/></text:span></text:p>
          </draw:text-box>
          <svg:title/>
          <svg:desc/>
        </draw:frame>
        <draw:frame draw:id="id64" presentation:style-name="a365" draw:name="Subtitle 2" svg:x="1.5in" svg:y="4.25in" svg:width="7in" svg:height="1.91667in" presentation:class="subtitle" presentation:placeholder="false">
          <draw:text-box>
            <text:p text:style-name="a364" text:class-names="" text:cond-style-name=""><text:span text:style-name="a363" text:class-names="">Доц. д-р Невяна Кънева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5" presentation:style-name="a369" draw:name="Title 1" svg:x="0.5in" svg:y="0.30035in" svg:width="9in" svg:height="1.25in" presentation:class="title" presentation:placeholder="false">
          <draw:text-box>
            <text:p text:style-name="a368" text:class-names="" text:cond-style-name=""><text:span text:style-name="a367" text:class-names="">Основни теми</text:span></text:p>
          </draw:text-box>
          <svg:title/>
          <svg:desc/>
        </draw:frame>
        <draw:frame draw:id="id66" presentation:style-name="a383" draw:name="Content Placeholder 2" svg:x="0.5in" svg:y="1.75in" svg:width="9in" svg:height="4.94965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І.Понятие и обща характеристика на юридическата отговорност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79" text:class-names="">ІІ.Видове юридическа отговорност</text:span><text:span text:style-name="a380" text:class-names=""/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7" presentation:style-name="a388" draw:name="Title 1" svg:x="0.5in" svg:y="0.30035in" svg:width="9in" svg:height="1.25in" presentation:class="title" presentation:placeholder="false">
          <draw:text-box>
            <text:p text:style-name="a387" text:class-names="" text:cond-style-name=""><text:span text:style-name="a385" text:class-names=""><text:line-break/><text:line-break/></text:span><text:span text:style-name="a386" text:class-names="">І.Понятие и обща характеристика на юридическата отговорност<text:line-break/></text:span></text:p>
          </draw:text-box>
          <svg:title/>
          <svg:desc/>
        </draw:frame>
        <draw:frame draw:id="id68" presentation:style-name="a408" draw:name="Content Placeholder 2" svg:x="0.5in" svg:y="1.75in" svg:width="9in" svg:height="4.94965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Юридическа отговорност - з</text:span><text:span text:style-name="a393" text:class-names="">адължение на правния субект определени неблагоприятни последици за извършеното от него правонарушение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Правонарушение</text:span><text:span text:style-name="a397" text:class-names=""><text:s text:c="1"/>- виновно социално вредно деяние, което е извършено от деликтоспособно лице</text:span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Вина</text:span><text:span text:style-name="a401" text:class-names=""><text:s text:c="1"/>- <text:s text:c="1"/>субективното отношението на дееца към извършеното от него деяние и настъпилите от това вредни последици</text:span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4" draw:style-name="a409" draw:master-page-name="Master1-Layout2-obj-Title-and-Content" presentation:presentation-page-layout-name="Master1-PPL2" draw:id="Slide-259">
        <draw:frame draw:id="id69" presentation:style-name="a415" draw:name="Title 1" svg:x="0.5in" svg:y="0.30035in" svg:width="9in" svg:height="1.25in" presentation:class="title" presentation:placeholder="false">
          <draw:text-box>
            <text:p text:style-name="a414" text:class-names="" text:cond-style-name=""><text:span text:style-name="a410" text:class-names=""><text:line-break/></text:span><text:span text:style-name="a411" text:class-names="">І.Понятие</text:span><text:span text:style-name="a412" text:class-names=""><text:s text:c="1"/>и обща характеристика на юридическата отговорност<text:line-break/></text:span><text:span text:style-name="a413" text:class-names=""/></text:p>
          </draw:text-box>
          <svg:title/>
          <svg:desc/>
        </draw:frame>
        <draw:frame draw:id="id70" presentation:style-name="a454" draw:name="Content Placeholder 2" svg:x="0.5in" svg:y="1.27885in" svg:width="9in" svg:height="5.420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Форми на вината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умисъл:</text:span></text:p>
              </text:list-item>
            </text:list>
            <text:list text:style-name="a427">
              <text:list-item>
                <text:p text:style-name="a426" text:class-names="" text:cond-style-name=""><text:span text:style-name="a422" text:class-names="">пряк<text:s text:c="1"/></text:span><text:span text:style-name="a423" text:class-names="">умисъл -<text:s text:c="1"/></text:span><text:span text:style-name="a424" text:class-names="">деецът съзнава противоправния характер на поведението си и цели настъпването на последиците от деянието <text:s text:c="1"/></text:span><text:span text:style-name="a425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28" text:class-names="">евентуален<text:s text:c="1"/></text:span><text:span text:style-name="a429" text:class-names="">умисъл -<text:s text:c="1"/></text:span><text:span text:style-name="a430" text:class-names="">деецът съзнава противоправния характер на поведението си , не цели настъпването на последиците от него, но допуска, че е възможно те да настъпят</text:span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непредпазливост</text:span><text:span text:style-name="a435" text:class-names="">:</text:span></text:p>
              </text:list-item>
            </text:list>
            <text:list text:style-name="a444">
              <text:list-item>
                <text:p text:style-name="a443" text:class-names="" text:cond-style-name=""><text:span text:style-name="a438" text:class-names="">н</text:span><text:span text:style-name="a439" text:class-names="">ебрежност<text:s text:c="1"/></text:span><text:span text:style-name="a440" text:class-names="">-<text:s text:c="1"/></text:span><text:span text:style-name="a441" text:class-names="">деецът не съзнава противоправния характер на поведението си, не разбира и правните последици от него, но е бил длъжен и е могъл да предвиди тяхното настъпване</text:span><text:span text:style-name="a442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5" text:class-names="">с</text:span><text:span text:style-name="a446" text:class-names="">амонадеяност<text:s text:c="1"/></text:span><text:span text:style-name="a447" text:class-names="">деецът съзнава противоправния характер на поведението си и настъпването на последиците от него, но смята, че може да ги предотврати</text:span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5" draw:style-name="a455" draw:master-page-name="Master1-Layout2-obj-Title-and-Content" presentation:presentation-page-layout-name="Master1-PPL2" draw:id="Slide-260">
        <draw:frame draw:id="id71" presentation:style-name="a459" draw:name="Title 1" svg:x="0.5in" svg:y="0.30035in" svg:width="9in" svg:height="1.25in" presentation:class="title" presentation:placeholder="false">
          <draw:text-box>
            <text:p text:style-name="a458" text:class-names="" text:cond-style-name=""><text:span text:style-name="a456" text:class-names="">І.Понятие и обща характеристика на юридическата отговорност</text:span><text:span text:style-name="a457" text:class-names=""/></text:p>
          </draw:text-box>
          <svg:title/>
          <svg:desc/>
        </draw:frame>
        <draw:frame draw:id="id72" presentation:style-name="a491" draw:name="Content Placeholder 2" svg:x="0.5in" svg:y="1.75in" svg:width="9in" svg:height="4.94965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Функции на юридическата<text:s text:c="1"/></text:span><text:span text:style-name="a461" text:class-names="">отговорност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7" text:class-names="">предупреждаващо-възпитателна функция -<text:s text:c="1"/></text:span><text:span text:style-name="a468" text:class-names="">въздейства на нарушителя така, че в бъдеще да не извършва правонарушения и показва на останалите лица какво би последвало, ако те извършат правонарушение</text:span><text:span text:style-name="a469" text:class-names="">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наказателна функция -<text:s text:c="1"/></text:span><text:span text:style-name="a476" text:class-names="">нарушителят претърпява определени лишения от имуществен или личен характер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3" text:class-names="">правовъзстановителна</text:span><text:span text:style-name="a484" text:class-names=""><text:s text:c="1"/></text:span><text:span text:style-name="a485" text:class-names="">функция<text:s text:c="1"/></text:span><text:span text:style-name="a486" text:class-names="">-<text:s text:c="1"/></text:span><text:span text:style-name="a487" text:class-names="">да се възстановят възстановяване на претърпените щети</text:span><text:span text:style-name="a488" text:class-names=""/></text:p>
              </text:list-item>
            </text:list>
          </draw:text-box>
          <svg:title/>
          <svg:desc/>
        </draw:frame>
      </draw:page>
      <draw:page draw:name="Slide6" draw:style-name="a492" draw:master-page-name="Master1-Layout2-obj-Title-and-Content" presentation:presentation-page-layout-name="Master1-PPL2" draw:id="Slide-261">
        <draw:frame draw:id="id73" presentation:style-name="a495" draw:name="Title 1" svg:x="0.5in" svg:y="0.30035in" svg:width="9in" svg:height="1.25in" presentation:class="title" presentation:placeholder="false">
          <draw:text-box>
            <text:p text:style-name="a494" text:class-names="" text:cond-style-name=""><text:span text:style-name="a493" text:class-names=""><text:line-break/>ІІ.Видове юридическа отговорност<text:line-break/></text:span></text:p>
          </draw:text-box>
          <svg:title/>
          <svg:desc/>
        </draw:frame>
        <draw:frame draw:id="id74" presentation:style-name="a521" draw:name="Content Placeholder 2" svg:x="0.5in" svg:y="1.75in" svg:width="9in" svg:height="4.94965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6" text:class-names="">гражданскоправна<text:s text:c="1"/></text:span><text:span text:style-name="a497" text:class-names="">отговорност<text:s text:c="1"/></text:span><text:span text:style-name="a498" text:class-names="">-<text:s text:c="1"/></text:span><text:span text:style-name="a499" text:class-names="">основание за търсенето на такава отговорност е деликт – нарушение в гражданското право</text:span><text:span text:style-name="a500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3" text:class-names="">административно-наказателна отговорност -<text:s text:c="1"/></text:span><text:span text:style-name="a504" text:class-names="">основанието за тази отговорност е нарушение на реда на държавно управление</text:span><text:span text:style-name="a505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8" text:class-names="">наказателна отговорност<text:s text:c="1"/></text:span><text:span text:style-name="a509" text:class-names="">-<text:s text:c="1"/></text:span><text:span text:style-name="a510" text:class-names="">когато е извършено правонарушение с най-висока степен на обществена опасност – престъпление</text:span><text:span text:style-name="a511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4" text:class-names="">дисциплинарна отговорност -<text:s text:c="1"/></text:span><text:span text:style-name="a515" text:class-names="">резултат от дисциплинарно нарушение на работник по трудово правоотношение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.0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.0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.0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.0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.0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.0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.0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.0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.0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.0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.0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.0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Лекция 7 Юридическа отговорност </dc:title>
    <meta:initial-creator>Nevena Kaneva</meta:initial-creator>
    <dc:creator>Nevyana Kaneva</dc:creator>
    <meta:creation-date>2015-01-28T13:07:36Z</meta:creation-date>
    <dc:date>2020-01-30T13:25:19Z</dc:date>
    <meta:editing-cycles>1</meta:editing-cycles>
    <meta:editing-duration>PT1642S</meta:editing-duration>
    <meta:document-statistic meta:paragraph-count="33" meta:word-count="287"/>
  </office:meta>
</office:document-meta>
</file>